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4%"/>
      <style:text-properties style:font-name="Google Sans"/>
    </style:style>
    <style:style style:name="P2" style:family="paragraph" style:parent-style-name="Heading_20_4">
      <style:paragraph-properties fo:margin-top="0in" fo:margin-bottom="0.0835in" style:contextual-spacing="false" fo:line-height="114%"/>
      <style:text-properties style:font-name="Google Sans Text" fo:font-weight="bold"/>
    </style:style>
    <style:style style:name="P3" style:family="paragraph" style:parent-style-name="Preformatted_20_Text" style:list-style-name="L2">
      <style:paragraph-properties fo:margin-top="0in" fo:margin-bottom="0in" style:contextual-spacing="false" fo:line-height="114%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14%"/>
    </style:style>
    <style:style style:name="P5" style:family="paragraph" style:parent-style-name="Preformatted_20_Text" style:list-style-name="L4">
      <style:paragraph-properties fo:margin-top="0in" fo:margin-bottom="0in" style:contextual-spacing="false" fo:line-height="114%" fo:padding="0in" fo:border="none"/>
    </style:style>
    <style:style style:name="P6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7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8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9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0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Google Sans Text" fo:font-weight="bold"/>
    </style:style>
    <style:style style:name="P11" style:family="paragraph" style:parent-style-name="Text_20_body" style:list-style-name="L2">
      <style:paragraph-properties fo:margin-top="0in" fo:margin-bottom="0.0972in" style:contextual-spacing="false" fo:line-height="114%" fo:padding="0in" fo:border="none"/>
    </style:style>
    <style:style style:name="P12" style:family="paragraph" style:parent-style-name="Text_20_body">
      <style:paragraph-properties fo:margin-top="0in" fo:margin-bottom="0.0972in" style:contextual-spacing="false" fo:line-height="114%"/>
    </style:style>
    <style:style style:name="P13" style:family="paragraph" style:parent-style-name="Text_20_body" style:list-style-name="L3">
      <style:paragraph-properties fo:margin-top="0in" fo:margin-bottom="0.0972in" style:contextual-spacing="false" fo:line-height="114%" fo:padding="0in" fo:border="none"/>
    </style:style>
    <style:style style:name="P14" style:family="paragraph" style:parent-style-name="Text_20_body" style:list-style-name="L4">
      <style:paragraph-properties fo:margin-top="0in" fo:margin-bottom="0.0972in" style:contextual-spacing="false" fo:line-height="114%" fo:padding="0in" fo:border="none"/>
    </style:style>
    <style:style style:name="P15" style:family="paragraph" style:parent-style-name="Text_20_body" style:list-style-name="L5">
      <style:paragraph-properties fo:margin-top="0in" fo:margin-bottom="0.0972in" style:contextual-spacing="false" fo:line-height="114%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tyle="itali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Yes, you can absolutely manage this. The core principles of the workflow remain the same, but you need to decide how you want to manage the relationship between your two applications.</text:p>
      <text:section text:style-name="Sect1" text:name="model-response-message-contentr_29b04251a88e481c">
        <text:p text:style-name="P6">You have two excellent options, each with its own pros and cons:</text:p>
        <text:list text:style-name="L1">
          <text:list-item>
            <text:p text:style-name="P7"><text:span text:style-name="T1">Simple Script Method:</text:span> Manage the apps in separate folders and use one script to deploy both. This is the easiest to set up.</text:p>
          </text:list-item>
          <text:list-item>
            <text:p text:style-name="P7"><text:span text:style-name="T1">Git Submodules Method:</text:span> Manage the apps as "sub-projects" inside a main "super-project." This is more advanced but provides more robust version control.</text:p>
          </text:list-item>
        </text:list>
        <text:p text:style-name="Horizontal_20_Line"/>
        <text:h text:style-name="P1" text:outline-level="3">## Option 1: The Simple Script (Separate Management)</text:h>
        <text:p text:style-name="P6">This approach is the most straightforward extension of our previous discussion. You treat each application as a separate entity and simply update your deployment script to handle both.</text:p>
        <text:h text:style-name="P2" text:outline-level="4">How it Works</text:h>
        <text:list text:style-name="L2">
          <text:list-item>
            <text:p text:style-name="P8"><text:span text:style-name="T1">File Structure:</text:span> You'll have two separate project folders on your Raspberry Pis.</text:p>
            <text:p text:style-name="P3"><text:span text:style-name="Source_20_Text"><text:span text:style-name="T2">/home/pi/</text:span></text:span></text:p>
            <text:p text:style-name="P3"><text:span text:style-name="Source_20_Text">├── </text:span><text:span text:style-name="Source_20_Text"><text:span text:style-name="T2">app1/</text:span></text:span></text:p>
            <text:p text:style-name="P3"><text:span text:style-name="Source_20_Text">│ <text:s text:c="2"/>└── </text:span><text:span text:style-name="Source_20_Text"><text:span text:style-name="T2">.git/ <text:s/>(connected to GitHub repo for App1)</text:span></text:span></text:p>
            <text:p text:style-name="P3"><text:span text:style-name="Source_20_Text">└── </text:span><text:span text:style-name="Source_20_Text"><text:span text:style-name="T2">app2/</text:span></text:span></text:p>
            <text:p text:style-name="P3"><text:span text:style-name="Source_20_Text"><text:s text:c="4"/>└── </text:span><text:span text:style-name="Source_20_Text"><text:span text:style-name="T2">.git/ <text:s/>(connected to GitHub repo for App2)</text:span></text:span></text:p>
          </text:list-item>
          <text:list-item>
            <text:p text:style-name="P11"><text:span text:style-name="T3">Git Workflow:</text:span><text:span text:style-name="T2"> You use the exact same </text:span><text:span text:style-name="Source_20_Text"><text:span text:style-name="T2">main</text:span></text:span><text:span text:style-name="T2"> and </text:span><text:span text:style-name="Source_20_Text"><text:span text:style-name="T2">develop</text:span></text:span><text:span text:style-name="T2"> branching strategy for </text:span><text:span text:style-name="T3">both</text:span><text:span text:style-name="T2"> repositories independently.</text:span></text:p>
          </text:list-item>
          <text:list-item>
            <text:p text:style-name="P11"><text:span text:style-name="T3">Deployment:</text:span><text:span text:style-name="T2"> Your </text:span><text:span text:style-name="Source_20_Text"><text:span text:style-name="T2">deploy_prod.sh</text:span></text:span><text:span text:style-name="T2"> script is modified to run the </text:span><text:span text:style-name="Source_20_Text"><text:span text:style-name="T2">git checkout main</text:span></text:span><text:span text:style-name="T2"> and </text:span><text:span text:style-name="Source_20_Text"><text:span text:style-name="T2">git pull</text:span></text:span><text:span text:style-name="T2"> commands in both directories.</text:span></text:p>
          </text:list-item>
        </text:list>
        <text:h text:style-name="P2" text:outline-level="4">The Modified Deployment Script</text:h>
        <text:p text:style-name="P12"><text:span text:style-name="T2">Create a script named </text:span><text:span text:style-name="Source_20_Text"><text:span text:style-name="T2">deploy_prod_multi.sh</text:span></text:span><text:span text:style-name="T2"> on your development Pi.</text:span></text:p>
        <text:p text:style-name="P6">Bash</text:p>
        <text:p text:style-name="P4"><text:span text:style-name="Source_20_Text"><text:span text:style-name="T2">#!/bin/bash</text:span></text:span></text:p>
        <text:p text:style-name="P4"/>
        <text:p text:style-name="P4"><text:span text:style-name="Source_20_Text"><text:span text:style-name="T2"># This script prepares a cloned Pi for production by deploying the 'main' branch</text:span></text:span></text:p>
        <text:p text:style-name="P4"><text:span text:style-name="Source_20_Text"><text:span text:style-name="T2"># for TWO separate applications.</text:span></text:span></text:p>
        <text:p text:style-name="P4"/>
        <text:p text:style-name="P4"><text:span text:style-name="Source_20_Text"><text:span text:style-name="T2">echo "--- Starting Production Deployment for Multi-App System ---"</text:span></text:span></text:p>
        <text:p text:style-name="P4"/>
        <text:p text:style-name="P4"><text:span text:style-name="Source_20_Text"><text:span text:style-name="T2"># --- Deploy App1 ---</text:span></text:span></text:p>
        <text:p text:style-name="P4"><text:span text:style-name="Source_20_Text"><text:span text:style-name="T2">echo ""</text:span></text:span></text:p>
        <text:p text:style-name="P4"><text:span text:style-name="Source_20_Text"><text:span text:style-name="T2">echo "Deploying App1..."</text:span></text:span></text:p>
        <text:p text:style-name="P4"><text:span text:style-name="Source_20_Text"><text:span text:style-name="T2">cd /home/pi/app1 || { echo "Could not find app1 directory. Aborting."; exit 1; }</text:span></text:span></text:p>
        <text:p text:style-name="P4"><text:span text:style-name="Source_20_Text"><text:span text:style-name="T2">git checkout main</text:span></text:span></text:p>
        <text:p text:style-name="P4"><text:span text:style-name="Source_20_Text"><text:span text:style-name="T2">git pull origin main</text:span></text:span></text:p>
        <text:p text:style-name="P4"><text:soft-page-break/><text:span text:style-name="Source_20_Text"><text:span text:style-name="T2">echo "App1 deployed to main branch."</text:span></text:span></text:p>
        <text:p text:style-name="P4"/>
        <text:p text:style-name="P4"><text:span text:style-name="Source_20_Text"><text:span text:style-name="T2"># --- Deploy App2 ---</text:span></text:span></text:p>
        <text:p text:style-name="P4"><text:span text:style-name="Source_20_Text"><text:span text:style-name="T2">echo ""</text:span></text:span></text:p>
        <text:p text:style-name="P4"><text:span text:style-name="Source_20_Text"><text:span text:style-name="T2">echo "Deploying App2..."</text:span></text:span></text:p>
        <text:p text:style-name="P4"><text:span text:style-name="Source_20_Text"><text:span text:style-name="T2">cd /home/pi/app2 || { echo "Could not find app2 directory. Aborting."; exit 1; }</text:span></text:span></text:p>
        <text:p text:style-name="P4"><text:span text:style-name="Source_20_Text"><text:span text:style-name="T2">git checkout main</text:span></text:span></text:p>
        <text:p text:style-name="P4"><text:span text:style-name="Source_20_Text"><text:span text:style-name="T2">git pull origin main</text:span></text:span></text:p>
        <text:p text:style-name="P4"><text:span text:style-name="Source_20_Text"><text:span text:style-name="T2">echo "App2 deployed to main branch."</text:span></text:span></text:p>
        <text:p text:style-name="P4"/>
        <text:p text:style-name="P4"><text:span text:style-name="Source_20_Text"><text:span text:style-name="T2"># --- Restart Services ---</text:span></text:span></text:p>
        <text:p text:style-name="P4"><text:span text:style-name="Source_20_Text"><text:span text:style-name="T2">echo ""</text:span></text:span></text:p>
        <text:p text:style-name="P4"><text:span text:style-name="Source_20_Text"><text:span text:style-name="T2">echo "Restarting services..."</text:span></text:span></text:p>
        <text:p text:style-name="P4"><text:span text:style-name="Source_20_Text"><text:span text:style-name="T2">sudo systemctl restart app1.service <text:s/># &lt;-- Change to your service names</text:span></text:span></text:p>
        <text:p text:style-name="P4"><text:span text:style-name="Source_20_Text"><text:span text:style-name="T2">sudo systemctl restart app2.service</text:span></text:span></text:p>
        <text:p text:style-name="P4"><text:span text:style-name="Source_20_Text"><text:span text:style-name="T2">echo "--- Production deployment complete. ---"</text:span></text:span></text:p>
        <text:h text:style-name="P2" text:outline-level="4">Pros &amp; Cons</text:h>
        <text:list text:style-name="L3">
          <text:list-item>
            <text:p text:style-name="P13">✅ <text:span text:style-name="T3">Pro:</text:span><text:span text:style-name="T2"> Very easy to understand and implement.</text:span></text:p>
          </text:list-item>
          <text:list-item>
            <text:p text:style-name="P13">✅ <text:span text:style-name="T3">Pro:</text:span><text:span text:style-name="T2"> Keeps your projects completely independent.</text:span></text:p>
          </text:list-item>
          <text:list-item>
            <text:p text:style-name="P13">❌ <text:span text:style-name="T3">Con:</text:span><text:span text:style-name="T2"> Deployments aren't "atomic." It's possible for App1 to update successfully while App2 fails, leaving your system in an inconsistent state.</text:span></text:p>
          </text:list-item>
          <text:list-item>
            <text:p text:style-name="P13">❌ <text:span text:style-name="T3">Con:</text:span><text:span text:style-name="T2"> It doesn't track which version of App1 was tested with which version of App2.</text:span></text:p>
          </text:list-item>
        </text:list>
        <text:p text:style-name="Horizontal_20_Line"/>
        <text:h text:style-name="P1" text:outline-level="3">## Option 2: The Advanced Method (Git Submodules)</text:h>
        <text:p text:style-name="P6">This is the more robust, "correct" way to handle projects that depend on other projects. You create a "superproject" whose only job is to track which specific commits of App1 and App2 belong together.</text:p>
        <text:h text:style-name="P2" text:outline-level="4">How it Works</text:h>
        <text:p text:style-name="P12"><text:span text:style-name="T2">You create a third GitHub repository (e.g., </text:span><text:span text:style-name="Source_20_Text"><text:span text:style-name="T2">my-boat-deployment</text:span></text:span><text:span text:style-name="T2">). This repository will contain App1 and App2 as "submodules." Your deployment script will live in this parent repository.</text:span></text:p>
        <text:p text:style-name="P6">This is like a blueprint: a single commit in the superproject points to the exact, tested versions of App1 and App2 that are known to work together.</text:p>
        <text:h text:style-name="P2" text:outline-level="4">The Workflow</text:h>
        <text:list text:style-name="L4">
          <text:list-item>
            <text:p text:style-name="P10">Setup:</text:p>
            <text:list>
              <text:list-item>
                <text:p text:style-name="P14"><text:span text:style-name="T2">Create a new, empty repository on GitHub called </text:span><text:span text:style-name="Source_20_Text"><text:span text:style-name="T2">my-boat-deployment</text:span></text:span><text:span text:style-name="T2">.</text:span></text:p>
              </text:list-item>
              <text:list-item>
                <text:p text:style-name="P14"><text:span text:style-name="T2">Clone it to your </text:span><text:span text:style-name="T3">dev Pi</text:span><text:span text:style-name="T2">: </text:span><text:span text:style-name="Source_20_Text"><text:span text:style-name="T2">git clone &lt;superproject-url&gt;</text:span></text:span></text:p>
              </text:list-item>
              <text:list-item>
                <text:p text:style-name="P14"><text:span text:style-name="Source_20_Text"><text:span text:style-name="T2">cd my-boat-deployment</text:span></text:span></text:p>
              </text:list-item>
              <text:list-item>
                <text:p text:style-name="P9"><text:soft-page-break/>Add your apps as submodules:</text:p>
                <text:p text:style-name="P9">Bash</text:p>
                <text:p text:style-name="P5"><text:span text:style-name="Source_20_Text"><text:span text:style-name="T2">git submodule add &lt;app1-repo-url&gt; app1</text:span></text:span></text:p>
                <text:p text:style-name="P5"><text:span text:style-name="Source_20_Text"><text:span text:style-name="T2">git submodule add &lt;app2-repo-url&gt; app2</text:span></text:span></text:p>
              </text:list-item>
              <text:list-item>
                <text:p text:style-name="P14"><text:span text:style-name="T2">Commit this change: </text:span><text:span text:style-name="Source_20_Text"><text:span text:style-name="T2">git commit -m "Add app submodules"</text:span></text:span><text:span text:style-name="T2"> and push.</text:span></text:p>
              </text:list-item>
            </text:list>
          </text:list-item>
          <text:list-item>
            <text:p text:style-name="P10">Development:</text:p>
            <text:list>
              <text:list-item>
                <text:p text:style-name="P14"><text:span text:style-name="T2">To work on App1, you would </text:span><text:span text:style-name="Source_20_Text"><text:span text:style-name="T2">cd app1</text:span></text:span><text:span text:style-name="T2">, make your changes, commit, and push </text:span><text:span text:style-name="T4">from within the </text:span><text:span text:style-name="Source_20_Text"><text:span text:style-name="T4">app1</text:span></text:span><text:span text:style-name="T4"> directory</text:span><text:span text:style-name="T2">.</text:span></text:p>
              </text:list-item>
              <text:list-item>
                <text:p text:style-name="P14"><text:span text:style-name="T2">Then, you must </text:span><text:span text:style-name="Source_20_Text"><text:span text:style-name="T2">cd ..</text:span></text:span><text:span text:style-name="T2"> back to the superproject. You'll see that Git has detected a change in the submodule. You then run </text:span><text:span text:style-name="Source_20_Text"><text:span text:style-name="T2">git add app1</text:span></text:span><text:span text:style-name="T2">, </text:span><text:span text:style-name="Source_20_Text"><text:span text:style-name="T2">git commit -m "Update App1 to latest commit"</text:span></text:span><text:span text:style-name="T2">, and </text:span><text:span text:style-name="Source_20_Text"><text:span text:style-name="T2">git push</text:span></text:span><text:span text:style-name="T2">.</text:span></text:p>
              </text:list-item>
            </text:list>
          </text:list-item>
          <text:list-item>
            <text:p text:style-name="P10">Deployment Script:</text:p>
            <text:list>
              <text:list-item>
                <text:p text:style-name="P14"><text:span text:style-name="T2">Your </text:span><text:span text:style-name="Source_20_Text"><text:span text:style-name="T2">deploy_prod.sh</text:span></text:span><text:span text:style-name="T2"> script (living in the superproject) becomes simpler. After cloning the SD card, you run the script, which does:</text:span></text:p>
                <text:p text:style-name="P9">Bash</text:p>
                <text:p text:style-name="P5"><text:span text:style-name="Source_20_Text"><text:span text:style-name="T2">#!/bin/bash</text:span></text:span></text:p>
                <text:p text:style-name="P5"><text:span text:style-name="Source_20_Text"><text:span text:style-name="T2">echo "--- Syncing Production Superproject ---"</text:span></text:span></text:p>
                <text:p text:style-name="P5"><text:span text:style-name="Source_20_Text"><text:span text:style-name="T2">git checkout main</text:span></text:span></text:p>
                <text:p text:style-name="P5"><text:span text:style-name="Source_20_Text"><text:span text:style-name="T2">git pull origin main</text:span></text:span></text:p>
                <text:p text:style-name="P5"/>
                <text:p text:style-name="P5"><text:span text:style-name="Source_20_Text"><text:span text:style-name="T2">echo "--- Updating all submodules to version-locked commits ---"</text:span></text:span></text:p>
                <text:p text:style-name="P5"><text:span text:style-name="Source_20_Text"><text:span text:style-name="T2">git submodule update --init --recursive</text:span></text:span></text:p>
                <text:p text:style-name="P5"/>
                <text:p text:style-name="P5"><text:span text:style-name="Source_20_Text"><text:span text:style-name="T2">echo "--- Restarting services ---"</text:span></text:span></text:p>
                <text:p text:style-name="P5"><text:span text:style-name="Source_20_Text"><text:span text:style-name="T2">sudo systemctl restart app1.service</text:span></text:span></text:p>
                <text:p text:style-name="P5"><text:span text:style-name="Source_20_Text"><text:span text:style-name="T2">sudo systemctl restart app2.service</text:span></text:span></text:p>
                <text:p text:style-name="P5"><text:span text:style-name="Source_20_Text"><text:span text:style-name="T2">echo "--- Deployment Complete ---"</text:span></text:span></text:p>
              </text:list-item>
            </text:list>
          </text:list-item>
        </text:list>
        <text:h text:style-name="P2" text:outline-level="4">Pros &amp; Cons</text:h>
        <text:list text:style-name="L5">
          <text:list-item>
            <text:p text:style-name="P15">✅ <text:span text:style-name="T3">Pro:</text:span><text:span text:style-name="T2"> Guarantees that the versions of App1 and App2 deployed are the exact versions that were tested together (version-locking).</text:span></text:p>
          </text:list-item>
          <text:list-item>
            <text:p text:style-name="P15">✅ <text:span text:style-name="T3">Pro:</text:span><text:span text:style-name="T2"> Creates "atomic" deployments. The </text:span><text:span text:style-name="Source_20_Text"><text:span text:style-name="T2">git submodule update</text:span></text:span><text:span text:style-name="T2"> command sets both projects to their correct state at once.</text:span></text:p>
          </text:list-item>
          <text:list-item>
            <text:p text:style-name="P15">❌ <text:span text:style-name="T3">Con:</text:span><text:span text:style-name="T2"> The workflow is significantly more complex. It requires learning new Git commands and being more disciplined about committing changes in both the submodule and the superproject.</text:span></text:p>
          </text:list-item>
        </text:list>
        <text:p text:style-name="Horizontal_20_Line"/>
        <text:h text:style-name="P1" text:outline-level="3">## Recommendation</text:h>
        <text:p text:style-name="P6">For your situation, <text:span text:style-name="T1">start with Option 1</text:span>.</text:p>
        <text:p text:style-name="P6">The simple script is a direct extension of your current process. It's easy to understand, requires no new Git knowledge, and will work well.</text:p>
        <text:p text:style-name="P6"><text:soft-page-break/>If you ever find yourself saying, "This new feature in App1 breaks something in App2, and I need a better way to track which versions are compatible," that's the time to explore and learn about Git Submodules (Option 2)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7:33:41.358026064</meta:creation-date>
    <dc:date>2025-07-15T17:34:32.618377397</dc:date>
    <meta:editing-duration>PT55S</meta:editing-duration>
    <meta:editing-cycles>1</meta:editing-cycles>
    <meta:document-statistic meta:table-count="0" meta:image-count="0" meta:object-count="0" meta:page-count="4" meta:paragraph-count="88" meta:word-count="863" meta:character-count="5082" meta:non-whitespace-character-count="4343"/>
    <meta:generator>LibreOffice/7.4.7.2$Linux_AARCH64 LibreOffice_project/40$Build-2</meta:generator>
  </office:meta>
</office:document-meta>
</file>